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Reader.term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Reader.norms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TermDoc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TermDocs.ParallelTermDoc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TermPositions.seek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TermPositions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Reader.getTermFreqVector( int n ,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TermDocs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TermDocs.skipTo( in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Reader.document( int n , FieldSelector fieldSelec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rallelReader.isCur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llelReader.nu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Reader.hasNorms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Reader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rmDocs.read( final int [ ] docs , final int [ ] freq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TermEnum.docFreq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Reader.getFieldNames( IndexReader . FieldOption field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llelTermDocs.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TermPositions.getPayload( byte [ ] da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Reader.doSetNorm( int n , String field , byt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Reader.isDeleted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Rea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Reader.add( IndexReader reader , boolean ignoreStoredField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rallelReader.termPosition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TermDocs.seek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Reader.getSub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Reader.getTermFreqVector( int docNumber , String field , TermVector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llelReader.ParallelReader( boolean closeSub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Reader.getTermFreqVectors(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allelReader.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Reader.reopen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arallelTermPositions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Reader.do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llelTermDocs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TermPositions.nex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Reader.norms( String field , byte [ ] result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TermEnu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Reader.do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Reader.doDelete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Reader.add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TermEnum.te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Reader.isOptimiz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llelTermPositions.ParallelTermPosition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TermEnum.n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rallelTermPositions.Parallel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Reader.ter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Reader.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Reader.docFreq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Reader.Paralle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Reader.getTermFreqVector( int docNumber , TermVector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llelReader.hasDele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rmEnum.ParallelTermEnum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TermDocs.ParallelTer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Reader.termDoc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TermEnum.ParallelTermEnu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Reader.doUndelet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TermDocs.seek( TermEnum ter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